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5.5403in" style:rel-width="80%" table:align="center" style:may-break-between-rows="false" style:writing-mode="lr-tb"/>
    </style:style>
    <style:style style:name="Table2.A" style:family="table-column">
      <style:table-column-properties style:column-width="0.6924in" style:rel-column-width="6552*"/>
    </style:style>
    <style:style style:name="Table2.A1" style:family="table-cell">
      <style:table-cell-properties style:vertical-align="middle"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2.H1" style:family="table-cell">
      <style:table-cell-properties style:vertical-align="middle" style:border-line-width="0.0007in 0.0347in 0.0007in" fo:padding="0.0368in" fo:border="2.6pt double #808080"/>
    </style:style>
    <style:style style:name="Table2.A2" style:family="table-cell">
      <style:table-cell-properties style:vertical-align="middle" style:border-line-width-left="0.0007in 0.0347in 0.0007in" style:border-line-width-bottom="0.0007in 0.0347in 0.0007in" fo:padding="0.0368in" fo:border-left="2.6pt double #808080" fo:border-right="none" fo:border-top="none" fo:border-bottom="2.6pt double #808080"/>
    </style:style>
    <style:style style:name="Table2.G2" style:family="table-cell">
      <style:table-cell-properties style:vertical-align="middle"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Table3" style:family="table">
      <style:table-properties style:width="5.5403in" style:rel-width="80%" table:align="center" style:may-break-between-rows="false" style:writing-mode="lr-tb"/>
    </style:style>
    <style:style style:name="Table3.A" style:family="table-column">
      <style:table-column-properties style:column-width="0.6924in" style:rel-column-width="6552*"/>
    </style:style>
    <style:style style:name="Table3.A1" style:family="table-cell">
      <style:table-cell-properties style:border-line-width-left="0.0007in 0.0347in 0.0007in" style:border-line-width-top="0.0007in 0.0347in 0.0007in" style:border-line-width-bottom="0.0007in 0.0347in 0.0007in" fo:padding="0.0368in" fo:border-left="2.6pt double #808080" fo:border-right="none" fo:border-top="2.6pt double #808080" fo:border-bottom="2.6pt double #808080"/>
    </style:style>
    <style:style style:name="Table3.H1" style:family="table-cell">
      <style:table-cell-properties style:border-line-width="0.0007in 0.0347in 0.0007in" fo:padding="0.0368in" fo:border="2.6pt double #808080"/>
    </style:style>
    <style:style style:name="Table3.A2" style:family="table-cell">
      <style:table-cell-properties style:border-line-width-left="0.0007in 0.0347in 0.0007in" style:border-line-width-bottom="0.0007in 0.0347in 0.0007in" fo:padding="0.0368in" fo:border-left="2.6pt double #808080" fo:border-right="none" fo:border-top="none" fo:border-bottom="2.6pt double #808080"/>
    </style:style>
    <style:style style:name="Table3.G2" style:family="table-cell">
      <style:table-cell-properties style:border-line-width-left="0.0007in 0.0347in 0.0007in" style:border-line-width-right="0.0007in 0.0347in 0.0007in" style:border-line-width-bottom="0.0007in 0.0347in 0.0007in" fo:padding="0.0368in" fo:border-left="2.6pt double #808080" fo:border-right="2.6pt double #808080" fo:border-top="none" fo:border-bottom="2.6pt double #808080"/>
    </style:style>
    <style:style style:name="P1" style:family="paragraph" style:parent-style-name="Standard">
      <style:text-properties officeooo:paragraph-rsid="00073e8e"/>
    </style:style>
    <style:style style:name="P2" style:family="paragraph" style:parent-style-name="Heading_20_2">
      <style:text-properties officeooo:paragraph-rsid="00073e8e"/>
    </style:style>
    <style:style style:name="P3" style:family="paragraph" style:parent-style-name="Heading_20_2">
      <style:text-properties officeooo:rsid="00073e8e" officeooo:paragraph-rsid="00073e8e"/>
    </style:style>
    <style:style style:name="P4" style:family="paragraph" style:parent-style-name="Standard">
      <style:text-properties officeooo:rsid="00073e8e" officeooo:paragraph-rsid="00073e8e"/>
    </style:style>
    <style:style style:name="P5" style:family="paragraph" style:parent-style-name="Standard" style:list-style-name="L1"/>
    <style:style style:name="P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7" style:family="paragraph" style:parent-style-name="Header">
      <style:text-properties fo:language="zxx" fo:country="none" style:language-asian="zxx" style:country-asian="none"/>
    </style:style>
    <style:style style:name="P8" style:family="paragraph" style:parent-style-name="Header">
      <style:paragraph-properties style:snap-to-layout-grid="false"/>
    </style:style>
    <style:style style:name="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15" style:family="paragraph" style:parent-style-name="Table_20_Contents">
      <style:paragraph-properties fo:text-align="center" style:justify-single-word="fals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4">
      <style:text-properties officeooo:rsid="00143b7e" officeooo:paragraph-rsid="00073e8e"/>
    </style:style>
    <style:style style:name="P21" style:family="paragraph" style:parent-style-name="Standard" style:list-style-name="L4">
      <style:text-properties style:font-name="Times New Roman1" officeooo:paragraph-rsid="00073e8e"/>
    </style:style>
    <style:style style:name="P22" style:family="paragraph" style:parent-style-name="Standard" style:list-style-name="L4">
      <style:text-properties officeooo:rsid="00129e21" officeooo:paragraph-rsid="00073e8e"/>
    </style:style>
    <style:style style:name="P23" style:family="paragraph" style:parent-style-name="Standard">
      <style:text-properties officeooo:rsid="00073e8e" officeooo:paragraph-rsid="00073e8e"/>
    </style:style>
    <style:style style:name="P24" style:family="paragraph" style:parent-style-name="Standard">
      <style:text-properties officeooo:paragraph-rsid="00073e8e"/>
    </style:style>
    <style:style style:name="P25" style:family="paragraph" style:parent-style-name="Standard">
      <style:text-properties officeooo:rsid="0008bd55" officeooo:paragraph-rsid="0008bd55"/>
    </style:style>
    <style:style style:name="P26" style:family="paragraph" style:parent-style-name="Standard">
      <style:text-properties officeooo:rsid="00097f3e" officeooo:paragraph-rsid="00097f3e"/>
    </style:style>
    <style:style style:name="P27" style:family="paragraph" style:parent-style-name="Standard">
      <style:text-properties officeooo:rsid="000a9d04" officeooo:paragraph-rsid="000a9d04"/>
    </style:style>
    <style:style style:name="P28" style:family="paragraph" style:parent-style-name="Standard" style:list-style-name="L5">
      <style:text-properties officeooo:paragraph-rsid="000a9d04"/>
    </style:style>
    <style:style style:name="P29" style:family="paragraph" style:parent-style-name="Heading_20_1" style:master-page-name="First_20_Page">
      <style:paragraph-properties style:page-number="auto"/>
    </style:style>
    <style:style style:name="P3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2" style:family="paragraph" style:parent-style-name="Heading_20_3">
      <style:text-properties officeooo:paragraph-rsid="0008352b"/>
    </style:style>
    <style:style style:name="P33" style:family="paragraph" style:parent-style-name="Heading_20_3">
      <style:text-properties officeooo:rsid="000a9d04" officeooo:paragraph-rsid="000a9d04"/>
    </style:style>
    <style:style style:name="P34" style:family="paragraph" style:parent-style-name="Heading_20_2">
      <style:text-properties officeooo:rsid="00073e8e" officeooo:paragraph-rsid="00073e8e"/>
    </style:style>
    <style:style style:name="P35" style:family="paragraph" style:parent-style-name="Heading_20_2">
      <style:text-properties officeooo:paragraph-rsid="00073e8e"/>
    </style:style>
    <style:style style:name="P36" style:family="paragraph" style:parent-style-name="Heading_20_2">
      <style:text-properties officeooo:rsid="00097f3e" officeooo:paragraph-rsid="00097f3e"/>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3in" style:type="center"/>
          <style:tab-stop style:position="6.5in" style:type="right"/>
        </style:tab-stops>
      </style:paragraph-properties>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073e8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097f3e" style:font-name-asian="Times New Roman" style:font-size-asian="12pt" style:font-name-complex="Times New Roman" style:font-size-complex="12pt" style:language-complex="ar" style:country-complex="SA"/>
    </style:style>
    <style:style style:name="T10" style:family="text">
      <style:text-properties fo:color="#000000" fo:font-size="12pt" style:font-name-asian="TimesNewRomanPSMT" style:font-size-asian="12pt" style:font-name-complex="TimesNewRomanPSMT" style:font-size-complex="12pt"/>
    </style:style>
    <style:style style:name="T11" style:family="text">
      <style:text-properties officeooo:rsid="00073e8e"/>
    </style:style>
    <style:style style:name="T12" style:family="text">
      <style:text-properties officeooo:rsid="0018b7b9"/>
    </style:style>
    <style:style style:name="T13" style:family="text">
      <style:text-properties officeooo:rsid="00074aa5"/>
    </style:style>
    <style:style style:name="T14" style:family="text">
      <style:text-properties officeooo:rsid="0008352b"/>
    </style:style>
    <style:style style:name="T15" style:family="text">
      <style:text-properties officeooo:rsid="0008bd55"/>
    </style:style>
    <style:style style:name="T16" style:family="text">
      <style:text-properties officeooo:rsid="00097f3e"/>
    </style:style>
    <style:style style:name="T17" style:family="text">
      <style:text-properties officeooo:rsid="000a9d04"/>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1687296" text:id="ct31687296">
          <text:insertion>
            <office:change-info>
              <dc:creator>Bob Jacobsen</dc:creator>
              <dc:date>2010-10-08T21:55:00</dc:date>
            </office:change-info>
          </text:insertion>
        </text:changed-region>
        <text:changed-region xml:id="ct40942272" text:id="ct40942272">
          <text:insertion>
            <office:change-info>
              <dc:creator>Stuart Baker</dc:creator>
              <dc:date>2015-02-07T00:55:00</dc:date>
            </office:change-info>
          </text:insertion>
        </text:changed-region>
        <text:changed-region xml:id="ct57023792" text:id="ct57023792">
          <text:insertion>
            <office:change-info>
              <dc:creator>Stuart Baker</dc:creator>
              <dc:date>2015-02-07T01:09:00</dc:date>
            </office:change-info>
          </text:insertion>
        </text:changed-region>
        <text:changed-region xml:id="ct57953952" text:id="ct57953952">
          <text:insertion>
            <office:change-info>
              <dc:creator>Stuart Baker</dc:creator>
              <dc:date>2015-02-07T01:10:00</dc:date>
            </office:change-info>
          </text:insertion>
        </text:changed-region>
        <text:changed-region xml:id="ct32147984" text:id="ct32147984">
          <text:insertion>
            <office:change-info>
              <dc:creator>Stuart Baker</dc:creator>
              <dc:date>2015-02-07T01:11:00</dc:date>
            </office:change-info>
          </text:insertion>
        </text:changed-region>
        <text:changed-region xml:id="ct49729040" text:id="ct49729040">
          <text:insertion>
            <office:change-info>
              <dc:creator>Stuart Baker</dc:creator>
              <dc:date>2015-02-07T01:12:00</dc:date>
            </office:change-info>
          </text:insertion>
        </text:changed-region>
        <text:changed-region xml:id="ct57757456" text:id="ct57757456">
          <text:insertion>
            <office:change-info>
              <dc:creator>Stuart Baker</dc:creator>
              <dc:date>2015-02-07T01:13:00</dc:date>
            </office:change-info>
          </text:insertion>
        </text:changed-region>
        <text:changed-region xml:id="ct48711776" text:id="ct48711776">
          <text:deletion>
            <office:change-info>
              <dc:creator>Stuart Baker</dc:creator>
              <dc:date>2015-02-07T01:13:00</dc:date>
            </office:change-info>
            <text:p text:style-name="P1"/>
            <text:h text:style-name="P2" text:outline-level="2">References and Context</text:h>
          </text:deletion>
          <text:insertion>
            <office:change-info office:chg-author="Bob Jacobsen" office:chg-date-time="2010-10-08T21:55:00"/>
          </text:insertion>
        </text:changed-region>
        <text:changed-region xml:id="ct57587488" text:id="ct57587488">
          <text:insertion>
            <office:change-info>
              <dc:creator>Bob Jacobsen</dc:creator>
              <dc:date>2010-10-08T21:55:00</dc:date>
            </office:change-info>
          </text:insertion>
        </text:changed-region>
        <text:changed-region xml:id="ct49178448" text:id="ct49178448">
          <text:deletion>
            <office:change-info>
              <dc:creator>Stuart Baker</dc:creator>
              <dc:date>2015-02-07T01:13:00</dc:date>
            </office:change-info>
            <text:h text:style-name="P3" text:outline-level="2">Format</text:h>
          </text:deletion>
          <text:insertion>
            <office:change-info office:chg-author="Bob Jacobsen" office:chg-date-time="2010-10-08T21:55:00"/>
          </text:insertion>
        </text:changed-region>
        <text:changed-region xml:id="ct58172224" text:id="ct58172224">
          <text:insertion>
            <office:change-info>
              <dc:creator>Stuart Baker</dc:creator>
              <dc:date>2015-02-07T01:13:00</dc:date>
            </office:change-info>
          </text:insertion>
        </text:changed-region>
        <text:changed-region xml:id="ct50031824" text:id="ct50031824">
          <text:insertion>
            <office:change-info>
              <dc:creator>Bob Jacobsen</dc:creator>
              <dc:date>2010-10-08T21:55:00</dc:date>
            </office:change-info>
          </text:insertion>
        </text:changed-region>
        <text:changed-region xml:id="ct56722608" text:id="ct56722608">
          <text:deletion>
            <office:change-info>
              <dc:creator>Stuart Baker</dc:creator>
              <dc:date>2015-02-07T01:13:00</dc:date>
            </office:change-info>
            <text:p text:style-name="P4">The specification doesn't require any particular human-readable format, but hex-pairs with separators are strongly suggested, e.g. 01.AB.34.01.CD.E3.20.0E; decimal pairs could also be used, but in that case it's important to provide a way to know which is use.</text:p>
          </text:deletion>
          <text:insertion>
            <office:change-info office:chg-author="Bob Jacobsen" office:chg-date-time="2010-10-08T21:55:00"/>
          </text:insertion>
        </text:changed-region>
        <text:changed-region xml:id="ct32191808" text:id="ct32191808">
          <text:insertion>
            <office:change-info>
              <dc:creator>Stuart Baker</dc:creator>
              <dc:date>2015-02-07T01:13:00</dc:date>
            </office:change-info>
          </text:insertion>
        </text:changed-region>
        <text:changed-region xml:id="ct58087744" text:id="ct58087744">
          <text:insertion>
            <office:change-info>
              <dc:creator>Stuart Baker</dc:creator>
              <dc:date>2015-02-07T01:14:00</dc:date>
            </office:change-info>
          </text:insertion>
        </text:changed-region>
        <text:changed-region xml:id="ct49984144" text:id="ct49984144">
          <text:insertion>
            <office:change-info>
              <dc:creator>Stuart Baker</dc:creator>
              <dc:date>2015-02-07T01:15:00</dc:date>
            </office:change-info>
          </text:insertion>
        </text:changed-region>
        <text:changed-region xml:id="ct56807504" text:id="ct56807504">
          <text:insertion>
            <office:change-info>
              <dc:creator>Stuart Baker</dc:creator>
              <dc:date>2015-02-07T01:40:00</dc:date>
            </office:change-info>
          </text:insertion>
        </text:changed-region>
        <text:changed-region xml:id="ct51793472" text:id="ct51793472">
          <text:insertion>
            <office:change-info>
              <dc:creator>Stuart Baker</dc:creator>
              <dc:date>2015-02-07T01:41:00</dc:date>
            </office:change-info>
          </text:insertion>
        </text:changed-region>
        <text:changed-region xml:id="ct57705904" text:id="ct57705904">
          <text:insertion>
            <office:change-info>
              <dc:creator>Stuart Baker</dc:creator>
              <dc:date>2015-02-07T01:17:00</dc:date>
            </office:change-info>
          </text:insertion>
        </text:changed-region>
        <text:changed-region xml:id="ct57811248" text:id="ct57811248">
          <text:insertion>
            <office:change-info>
              <dc:creator>Bob Jacobsen</dc:creator>
              <dc:date>2010-10-08T21:55:00</dc:date>
            </office:change-info>
          </text:insertion>
        </text:changed-region>
        <text:changed-region xml:id="ct48468928" text:id="ct48468928">
          <text:insertion>
            <office:change-info>
              <dc:creator>Stuart Baker</dc:creator>
              <dc:date>2015-02-07T01:19:00</dc:date>
            </office:change-info>
          </text:insertion>
        </text:changed-region>
        <text:changed-region xml:id="ct54271856" text:id="ct54271856">
          <text:insertion>
            <office:change-info>
              <dc:creator>Bob Jacobsen</dc:creator>
              <dc:date>2010-10-08T21:55:00</dc:date>
            </office:change-info>
          </text:insertion>
        </text:changed-region>
        <text:changed-region xml:id="ct51120896" text:id="ct51120896">
          <text:insertion>
            <office:change-info>
              <dc:creator>Stuart Baker</dc:creator>
              <dc:date>2015-02-07T01:20:00</dc:date>
            </office:change-info>
          </text:insertion>
        </text:changed-region>
        <text:changed-region xml:id="ct57524096" text:id="ct57524096">
          <text:insertion>
            <office:change-info>
              <dc:creator>Stuart Baker</dc:creator>
              <dc:date>2015-02-07T01:21:00</dc:date>
            </office:change-info>
          </text:insertion>
        </text:changed-region>
        <text:changed-region xml:id="ct49700816" text:id="ct49700816">
          <text:insertion>
            <office:change-info>
              <dc:creator>Stuart Baker</dc:creator>
              <dc:date>2015-02-07T01:22:00</dc:date>
            </office:change-info>
          </text:insertion>
        </text:changed-region>
        <text:changed-region xml:id="ct57235872" text:id="ct57235872">
          <text:insertion>
            <office:change-info>
              <dc:creator>Stuart Baker</dc:creator>
              <dc:date>2015-02-07T01:23:00</dc:date>
            </office:change-info>
          </text:insertion>
        </text:changed-region>
        <text:changed-region xml:id="ct58604320" text:id="ct58604320">
          <text:insertion>
            <office:change-info>
              <dc:creator>Stuart Baker</dc:creator>
              <dc:date>2015-02-07T01:24:00</dc:date>
            </office:change-info>
          </text:insertion>
        </text:changed-region>
        <text:changed-region xml:id="ct57595488" text:id="ct57595488">
          <text:insertion>
            <office:change-info>
              <dc:creator>Stuart Baker</dc:creator>
              <dc:date>2015-02-07T01:25:00</dc:date>
            </office:change-info>
          </text:insertion>
        </text:changed-region>
        <text:changed-region xml:id="ct57989456" text:id="ct57989456">
          <text:insertion>
            <office:change-info>
              <dc:creator>Stuart Baker</dc:creator>
              <dc:date>2015-02-07T01:46:00</dc:date>
            </office:change-info>
          </text:insertion>
        </text:changed-region>
        <text:changed-region xml:id="ct31119856" text:id="ct31119856">
          <text:insertion>
            <office:change-info>
              <dc:creator>Stuart Baker</dc:creator>
              <dc:date>2015-02-07T01:26:00</dc:date>
            </office:change-info>
          </text:insertion>
        </text:changed-region>
        <text:changed-region xml:id="ct32021792" text:id="ct32021792">
          <text:insertion>
            <office:change-info>
              <dc:creator>Stuart Baker</dc:creator>
              <dc:date>2015-02-07T01:27:00</dc:date>
            </office:change-info>
          </text:insertion>
        </text:changed-region>
        <text:changed-region xml:id="ct57391232" text:id="ct57391232">
          <text:insertion>
            <office:change-info>
              <dc:creator>Stuart Baker</dc:creator>
              <dc:date>2015-02-07T01:37:00</dc:date>
            </office:change-info>
          </text:insertion>
        </text:changed-region>
        <text:changed-region xml:id="ct57428272" text:id="ct57428272">
          <text:insertion>
            <office:change-info>
              <dc:creator>Stuart Baker</dc:creator>
              <dc:date>2015-02-07T01:40:00</dc:date>
            </office:change-info>
          </text:insertion>
        </text:changed-region>
        <text:changed-region xml:id="ct59024320" text:id="ct59024320">
          <text:insertion>
            <office:change-info>
              <dc:creator>Stuart Baker</dc:creator>
              <dc:date>2015-02-07T01:38:00</dc:date>
            </office:change-info>
          </text:insertion>
        </text:changed-region>
        <text:changed-region xml:id="ct29415744" text:id="ct29415744">
          <text:insertion>
            <office:change-info>
              <dc:creator>Stuart Baker</dc:creator>
              <dc:date>2015-02-07T01:39:00</dc:date>
            </office:change-info>
          </text:insertion>
        </text:changed-region>
        <text:changed-region xml:id="ct51513072" text:id="ct51513072">
          <text:insertion>
            <office:change-info>
              <dc:creator>Stuart Baker</dc:creator>
              <dc:date>2015-02-07T01:47:00</dc:date>
            </office:change-info>
          </text:insertion>
        </text:changed-region>
        <text:changed-region xml:id="ct58474944" text:id="ct58474944">
          <text:insertion>
            <office:change-info>
              <dc:creator>Stuart Baker</dc:creator>
              <dc:date>2015-02-07T01:48:00</dc:date>
            </office:change-info>
          </text:insertion>
        </text:changed-region>
        <text:changed-region xml:id="ct49682704" text:id="ct49682704">
          <text:insertion>
            <office:change-info>
              <dc:creator>Stuart Baker</dc:creator>
              <dc:date>2015-02-07T01:55:00</dc:date>
            </office:change-info>
          </text:insertion>
        </text:changed-region>
        <text:changed-region xml:id="ct57692592" text:id="ct57692592">
          <text:insertion>
            <office:change-info>
              <dc:creator>Stuart Baker</dc:creator>
              <dc:date>2015-02-07T01:56:00</dc:date>
            </office:change-info>
          </text:insertion>
        </text:changed-region>
        <text:changed-region xml:id="ct58236736" text:id="ct58236736">
          <text:insertion>
            <office:change-info>
              <dc:creator>Stuart Baker</dc:creator>
              <dc:date>2015-02-07T02:24:00</dc:date>
            </office:change-info>
          </text:insertion>
        </text:changed-region>
        <text:changed-region xml:id="ct60608048" text:id="ct60608048">
          <text:insertion>
            <office:change-info>
              <dc:creator>Stuart Baker</dc:creator>
              <dc:date>2015-02-07T02:25:00</dc:date>
            </office:change-info>
          </text:insertion>
        </text:changed-region>
        <text:changed-region xml:id="ct57388032" text:id="ct57388032">
          <text:insertion>
            <office:change-info>
              <dc:creator>Stuart Baker</dc:creator>
              <dc:date>2015-02-07T02:26:00</dc:date>
            </office:change-info>
          </text:insertion>
        </text:changed-region>
        <text:changed-region xml:id="ct51405216" text:id="ct51405216">
          <text:insertion>
            <office:change-info>
              <dc:creator>Stuart Baker</dc:creator>
              <dc:date>2015-02-07T02:28:00</dc:date>
            </office:change-info>
          </text:insertion>
        </text:changed-region>
        <text:changed-region xml:id="ct57018976" text:id="ct57018976">
          <text:insertion>
            <office:change-info>
              <dc:creator>Stuart Baker</dc:creator>
              <dc:date>2015-02-07T02:29:00</dc:date>
            </office:change-info>
          </text:insertion>
        </text:changed-region>
        <text:changed-region xml:id="ct45927312" text:id="ct45927312">
          <text:insertion>
            <office:change-info>
              <dc:creator>Stuart Baker</dc:creator>
              <dc:date>2015-02-07T02:30:00</dc:date>
            </office:change-info>
          </text:insertion>
        </text:changed-region>
        <text:changed-region xml:id="ct46977696" text:id="ct46977696">
          <text:insertion>
            <office:change-info>
              <dc:creator>Stuart Baker</dc:creator>
              <dc:date>2015-02-07T02:31:00</dc:date>
            </office:change-info>
          </text:insertion>
        </text:changed-region>
        <text:changed-region xml:id="ct49547632" text:id="ct49547632">
          <text:insertion>
            <office:change-info>
              <dc:creator>Stuart Baker</dc:creator>
              <dc:date>2015-02-07T02:32:00</dc:date>
            </office:change-info>
          </text:insertion>
        </text:changed-region>
        <text:changed-region xml:id="ct52299376" text:id="ct52299376">
          <text:insertion>
            <office:change-info>
              <dc:creator>Stuart Baker</dc:creator>
              <dc:date>2015-02-07T02:33:00</dc:date>
            </office:change-info>
          </text:insertion>
        </text:changed-region>
        <text:changed-region xml:id="ct56593344" text:id="ct56593344">
          <text:insertion>
            <office:change-info>
              <dc:creator>Stuart Baker</dc:creator>
              <dc:date>2015-02-07T02:34:00</dc:date>
            </office:change-info>
          </text:insertion>
        </text:changed-region>
        <text:changed-region xml:id="ct31463872" text:id="ct31463872">
          <text:insertion>
            <office:change-info>
              <dc:creator>Stuart Baker</dc:creator>
              <dc:date>2015-02-07T02:35:00</dc:date>
            </office:change-info>
          </text:insertion>
        </text:changed-region>
        <text:changed-region xml:id="ct58129440" text:id="ct58129440">
          <text:insertion>
            <office:change-info>
              <dc:creator>Bob Jacobsen</dc:creator>
              <dc:date>2010-10-08T21:55:00</dc:date>
            </office:change-info>
          </text:insertion>
        </text:changed-region>
        <text:changed-region xml:id="ct32138736" text:id="ct32138736">
          <text:deletion>
            <office:change-info>
              <dc:creator>Bob Jacobsen</dc:creator>
              <dc:date>2010-10-08T21:55:00</dc:date>
            </office:change-info>
            <text:h text:style-name="Heading_20_1"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6870983219433940745" text:style-name="L1">
              <text:list-item>
                <text:p text:style-name="P5">Lorem ipsum dolor sit amet, consectetur adipiscing elit. </text:p>
              </text:list-item>
              <text:list-item>
                <text:p text:style-name="P5">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change-start text:change-id="ct31687296"/>Introduction</text:h>
      <text:p text:style-name="Standard">This explanatory note contains informative discussion and background for the corresponding “OpenLCB Event ID Specificatio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end text:change-id="ct31687296"/><text:change-start text:change-id="ct40942272"/></text:h>
      <text:p text:style-name="P1"><text:change-end text:change-id="ct40942272"/><text:change-start text:change-id="ct57023792"/><text:span text:style-name="T11">Though </text:span><text:change-end text:change-id="ct57023792"/><text:change-start text:change-id="ct57953952"/><text:span text:style-name="T11">event identifiers generally take the format of a unique Node ID plus </text:span><text:change-end text:change-id="ct57953952"/><text:change-start text:change-id="ct32147984"/><text:span text:style-name="T11">a 16-bit extention, there are some exceptions to this noted </text:span><text:span text:style-name="T8">in the</text:span><text:span text:style-name="T11"> Event Identifiers St</text:span><text:change-end text:change-id="ct32147984"/><text:change-start text:change-id="ct49729040"/><text:span text:style-name="T11">andard which wi</text:span><text:change-end text:change-id="ct49729040"/><text:change-start text:change-id="ct57757456"/><text:span text:style-name="T11">ll be detailed in this document.</text:span><text:change-end text:change-id="ct57757456"/><text:change text:change-id="ct48711776"/><text:change-start text:change-id="ct57587488"/></text:p>
      <text:h text:style-name="P3" text:outline-level="2"><text:change-end text:change-id="ct57587488"/><text:change text:change-id="ct49178448"/><text:change-start text:change-id="ct58172224"/>Intended Use<text:change-end text:change-id="ct58172224"/><text:change-start text:change-id="ct50031824"/></text:h>
      <text:p text:style-name="P4"><text:change-end text:change-id="ct50031824"/><text:change text:change-id="ct56722608"/><text:change-start text:change-id="ct32191808"/>An event ID is intended to be globally <text:change-end text:change-id="ct32191808"/><text:change-start text:change-id="ct58087744"/>unique and for a specific purpose defined either by us<text:change-end text:change-id="ct58087744"/><text:change-start text:change-id="ct49984144"/>er configuration or enforced by the Event Identifiers Standard.<text:change-end text:change-id="ct49984144"/><text:change-start text:change-id="ct56807504"/> <text:s/><text:span text:style-name="T13">Any node ma</text:span><text:change-end text:change-id="ct56807504"/><text:change-start text:change-id="ct51793472"/><text:span text:style-name="T13">y be configured to produce or consume any event, regardless of its assigned Node ID. <text:s/>However, logically, a unique event identifier is defined to have a unique purpose, whether assigned by user configuration or explicitly defined in the Event Identifier Standard.</text:span><text:change-end text:change-id="ct51793472"/><text:change-start text:change-id="ct57705904"/></text:p>
      <text:h text:style-name="P3" text:outline-level="2">References and Context<text:change-end text:change-id="ct57705904"/><text:change-start text:change-id="ct57811248"/></text:h>
      <text:p text:style-name="P1"><text:change-end text:change-id="ct57811248"/><text:change-start text:change-id="ct48468928"/>This <text:span text:style-name="T11">specification </text:span>is in the context of the <text:span text:style-name="T12">following </text:span>OpenLCB <text:span text:style-name="T12">Standards:</text:span></text:p>
      <text:list xml:id="list394075426479571828" text:style-name="L4">
        <text:list-item>
          <text:p text:style-name="P21">The Message Network Standard, which <text:span text:style-name="T10">defines the basic messages and how they interact. Higher-level protocols are based on this message network, but are defined elsewhere.</text:span></text:p>
        </text:list-item>
        <text:list-item>
          <text:p text:style-name="P22">The Event Transport Standard, which defines the protocol for transporting events.</text:p>
        </text:list-item>
        <text:list-item>
          <text:p text:style-name="P20">The Unique Identifiers Standard witch defines the format and allocation of unique 48-bit identifiers.<text:change-end text:change-id="ct48468928"/><text:change-start text:change-id="ct54271856"/></text:p>
        </text:list-item>
      </text:list>
      <text:h text:style-name="P3" text:outline-level="2"><text:change-end text:change-id="ct54271856"/><text:change-start text:change-id="ct51120896"/>Format</text:h>
      <text:p text:style-name="P4">An event ide<text:change-end text:change-id="ct51120896"/><text:change-start text:change-id="ct57524096"/>ntifier are intended to be globally unique 64-bit <text:change-end text:change-id="ct57524096"/><text:change-start text:change-id="ct49700816"/>values.</text:p>
      <text:h text:style-name="P3" text:outline-level="2"><text:soft-page-break/>Node ID Based<text:change-end text:change-id="ct49700816"/><text:change-start text:change-id="ct57235872"/></text:h>
      <text:p text:style-name="P4">The majority of event identifiers fall into this category. <text:s/>The 6 most significant bytes are derived from <text:change-end text:change-id="ct57235872"/><text:change-start text:change-id="ct58604320"/>a globally unique 6-by Node ID followed by the two least significant bytes which are typically chosen through user conf<text:change-end text:change-id="ct58604320"/><text:change-start text:change-id="ct57595488"/>iguration.</text:p>
      <text:h text:style-name="P32" text:outline-level="3"><text:change-end text:change-id="ct57595488"/><text:change-start text:change-id="ct57989456"/><text:span text:style-name="T14">MERG CBUS</text:span></text:h>
      <text:p text:style-name="P4"><text:change-end text:change-id="ct57989456"/><text:change-start text:change-id="ct31119856"/>OpenLCB allocates a Node ID address space specifically for mapping MERG CBUS events <text:span text:style-name="T15">into</text:span> <text:span text:style-name="T15">OpenLCB</text:span>. <text:s/>CBUS events come in t<text:change-end text:change-id="ct31119856"/><text:change-start text:change-id="ct32021792"/>wo types: <text:s/>long and short. <text:s/>A long event is uniquely identified by the combination of 16-bit Node ID + 16-bit Event ID<text:change-end text:change-id="ct32021792"/><text:change-start text:change-id="ct57391232"/>. <text:s/>A short event is only identified <text:change-end text:change-id="ct57391232"/><text:change-start text:change-id="ct57428272"/><text:span text:style-name="T13">by </text:span><text:change-end text:change-id="ct57428272"/><text:change-start text:change-id="ct59024320"/>its <text:span text:style-name="T13">16-bit Event ID. <text:s/>A CBUS short event is translated into an OpenLCB event by using 0x0000 as the Node ID in the “CBUS Node ID” field</text:span><text:change-end text:change-id="ct59024320"/><text:change-start text:change-id="ct29415744"/><text:span text:style-name="T13"> of the OpenLCB event identifier. <text:s/>This is allowed because in the CBUS standard, Node ID 0 is not permitted.</text:span><text:change-end text:change-id="ct29415744"/><text:change-start text:change-id="ct51513072"/></text:p>
      <text:p text:style-name="P25">CBUS events can als<text:change-end text:change-id="ct51513072"/><text:change-start text:change-id="ct58474944"/>o come in the form of a request<text:change-end text:change-id="ct58474944"/><text:change-start text:change-id="ct49682704"/>. <text:s/>Thes<text:change-end text:change-id="ct49682704"/><text:change-start text:change-id="ct57692592"/>e request<text:span text:style-name="T16">s</text:span> should be translated into a<text:change-end text:change-id="ct57692592"/><text:change-start text:change-id="ct58236736"/><text:span text:style-name="T16">n Identify Producer on OpenLCB in order to solicit the </text:span><text:span text:style-name="T9">response</text:span><text:span text:style-name="T16"> that the CBUS request is asking for.</text:span><text:change-end text:change-id="ct58236736"/><text:change-start text:change-id="ct60608048"/></text:p>
      <text:h text:style-name="P36" text:outline-level="2">Well Known Automatically-Routed</text:h>
      <text:p text:style-name="P26"><text:change-end text:change-id="ct60608048"/><text:change-start text:change-id="ct57388032"/>Unlike Node ID Based event identifiers, the Well Known Automatically Routed<text:change-end text:change-id="ct57388032"/><text:change-start text:change-id="ct51405216"/> event <text:change-end text:change-id="ct51405216"/><text:change-start text:change-id="ct57018976"/>identifiers <text:span text:style-name="T17">are explicitly defined by the Event Identifiers Standar</text:span><text:change-end text:change-id="ct57018976"/><text:change-start text:change-id="ct45927312"/><text:span text:style-name="T17">d for a specific purpose. <text:s/>Additionally, gateways are required to route these events to all segments.</text:span></text:p>
      <text:h text:style-name="P33" text:outline-level="3"><text:change-end text:change-id="ct45927312"/><text:change-start text:change-id="ct46977696"/>Emergency Off</text:h>
      <text:p text:style-name="P27">The Emergency Off event identifier (01.00.00.00.00.00.FF.FF) is a request <text:change-end text:change-id="ct46977696"/><text:change-start text:change-id="ct49547632"/>for a node to de-energize all of its outputs. <text:s/>A node receiving this event may continue to remain a powered participant of the OpenLCB<text:change-end text:change-id="ct49547632"/><text:change-start text:change-id="ct52299376"/> bus, but shall de-energize any outputs unrelated to maintaining OpenLCB communications. <text:s/>For example:</text:p>
      <text:list xml:id="list5237895913572712039" text:style-name="L5">
        <text:list-item>
          <text:p text:style-name="P28"><text:span text:style-name="T17">If the node is a DCC power booster, it must </text:span><text:change-end text:change-id="ct52299376"/><text:change-start text:change-id="ct56593344"/><text:span text:style-name="T17">disable its amplified DCC power output.</text:span></text:p>
        </text:list-item>
        <text:list-item>
          <text:p text:style-name="P28"><text:span text:style-name="T17">If the node is an accessory controlling </text:span><text:change-end text:change-id="ct56593344"/><text:change-start text:change-id="ct31463872"/><text:span text:style-name="T17">turnout motors, it must remove power from the motors</text:span><text:change-end text:change-id="ct31463872"/><text:change-start text:change-id="ct58129440"/></text:p>
        </text:list-item>
      </text:list>
      <text:h text:style-name="Heading_20_1" text:outline-level="1">(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6">required</text:span> to be within the NodeID space that you control. The low two bytes would be any number you prefer, so long as you use each value for only one event.</text:p>
      <text:p text:style-name="Standard"><text:soft-page-break/>This requirement applies equally to events defined by a hardware node, e.g. by button pushing, a software node in a computer, or EventIDs that are defined by a human writing them on a piece of paper. In each case, the thing doing the definition must ensure it has control over the NodeID corresponding to the top four bytes, so it can ensure that the EventID not be reused.</text:p>
      <text:p text:style-name="P14">Table 1: Event Number Construction</text:p>
      <table:table table:name="Table2" table:style-name="Table2">
        <table:table-column table:style-name="Table2.A" table:number-columns-repeated="8"/>
        <table:table-row>
          <table:table-cell table:style-name="Table2.A1" office:value-type="string">
            <text:p text:style-name="P15">Byte 1</text:p>
          </table:table-cell>
          <table:table-cell table:style-name="Table2.A1" office:value-type="string">
            <text:p text:style-name="P15">Byte 2</text:p>
          </table:table-cell>
          <table:table-cell table:style-name="Table2.A1" office:value-type="string">
            <text:p text:style-name="P15">Byte 3</text:p>
          </table:table-cell>
          <table:table-cell table:style-name="Table2.A1" office:value-type="string">
            <text:p text:style-name="P15">Byte 4</text:p>
          </table:table-cell>
          <table:table-cell table:style-name="Table2.A1" office:value-type="string">
            <text:p text:style-name="P15">Byte 5</text:p>
          </table:table-cell>
          <table:table-cell table:style-name="Table2.A1" office:value-type="string">
            <text:p text:style-name="P15">Byte 6</text:p>
          </table:table-cell>
          <table:table-cell table:style-name="Table2.A1" office:value-type="string">
            <text:p text:style-name="P15">Byte 7</text:p>
          </table:table-cell>
          <table:table-cell table:style-name="Table2.H1" office:value-type="string">
            <text:p text:style-name="P15">Byte 8</text:p>
          </table:table-cell>
        </table:table-row>
        <table:table-row>
          <table:table-cell table:style-name="Table2.A2" table:number-columns-spanned="6" office:value-type="string">
            <text:p text:style-name="P15">Node ID assigned to you</text:p>
          </table:table-cell>
          <table:covered-table-cell/>
          <table:covered-table-cell/>
          <table:covered-table-cell/>
          <table:covered-table-cell/>
          <table:covered-table-cell/>
          <table:table-cell table:style-name="Table2.G2" table:number-columns-spanned="2" office:value-type="string">
            <text:p text:style-name="P15">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4">Table 2: Example of defining a Set of Events</text:p>
      <table:table table:name="Table3" table:style-name="Table3">
        <table:table-column table:style-name="Table3.A" table:number-columns-repeated="8"/>
        <table:table-row>
          <table:table-cell table:style-name="Table3.A1" office:value-type="string">
            <text:p text:style-name="P15">Byte 1</text:p>
          </table:table-cell>
          <table:table-cell table:style-name="Table3.A1" office:value-type="string">
            <text:p text:style-name="P15">Byte 2</text:p>
          </table:table-cell>
          <table:table-cell table:style-name="Table3.A1" office:value-type="string">
            <text:p text:style-name="P15">Byte 3</text:p>
          </table:table-cell>
          <table:table-cell table:style-name="Table3.A1" office:value-type="string">
            <text:p text:style-name="P15">Byte 4</text:p>
          </table:table-cell>
          <table:table-cell table:style-name="Table3.A1" office:value-type="string">
            <text:p text:style-name="P15">Byte 5</text:p>
          </table:table-cell>
          <table:table-cell table:style-name="Table3.A1" office:value-type="string">
            <text:p text:style-name="P15">Byte 6</text:p>
          </table:table-cell>
          <table:table-cell table:style-name="Table3.A1" office:value-type="string">
            <text:p text:style-name="P15">Byte 7</text:p>
          </table:table-cell>
          <table:table-cell table:style-name="Table3.H1" office:value-type="string">
            <text:p text:style-name="P15">Byte 8</text:p>
          </table:table-cell>
        </table:table-row>
        <table:table-row>
          <table:table-cell table:style-name="Table3.A2" table:number-columns-spanned="6" office:value-type="string">
            <text:p text:style-name="P15">Assigned Node ID</text:p>
          </table:table-cell>
          <table:covered-table-cell/>
          <table:covered-table-cell/>
          <table:covered-table-cell/>
          <table:covered-table-cell/>
          <table:covered-table-cell/>
          <table:table-cell table:style-name="Table3.G2" table:number-columns-spanned="2" office:value-type="string">
            <text:p text:style-name="P15">Unique 16 bit extension</text:p>
          </table:table-cell>
          <table:covered-table-cell/>
        </table:table-row>
        <table:table-row>
          <table:table-cell table:style-name="Table3.A2" office:value-type="string">
            <text:p text:style-name="P15">0x12</text:p>
          </table:table-cell>
          <table:table-cell table:style-name="Table3.A2" office:value-type="string">
            <text:p text:style-name="P15">0x34</text:p>
          </table:table-cell>
          <table:table-cell table:style-name="Table3.A2" office:value-type="string">
            <text:p text:style-name="P15">0x56</text:p>
          </table:table-cell>
          <table:table-cell table:style-name="Table3.A2" office:value-type="string">
            <text:p text:style-name="P15">0x78</text:p>
          </table:table-cell>
          <table:table-cell table:style-name="Table3.A2" office:value-type="string">
            <text:p text:style-name="P15">0x9A</text:p>
          </table:table-cell>
          <table:table-cell table:style-name="Table3.G2" table:number-columns-spanned="3" office:value-type="string">
            <text:p text:style-name="P15">Time Value</text:p>
          </table:table-cell>
          <table:covered-table-cell/>
          <table:covered-table-cell/>
        </table:table-row>
      </table:table>
      <text:p text:style-name="Standard"><text:soft-page-break/>This is guaranteed to be unique, no matter where one of these devices is taken, because the node ID range is guaranteed to belong to the manufacturer, and he'll use it only once. </text:p>
      <text:h text:style-name="Heading_20_3" text:outline-level="3">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logging protocol note</text:a>)</text:p>
      <text:p text:style-name="Standard">0xFFF7 - </text:p>
      <text:p text:style-name="Standard">(But is this mechanism needed? <text:s/>Global events would convey the <text:span text:style-name="T7">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h text:style-name="Heading_20_1" text:outline-level="1" text:is-list-header="true"><text:change-end text:change-id="ct58129440"/><text:change text:change-id="ct3213873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2 Annotations to the Standard<text:tab/>1</text:p>
          <text:p text:style-name="P17"><text:s/>2.1 Introduction<text:tab/>1</text:p>
          <text:p text:style-name="P17"><text:s/>2.2 References and Context<text:tab/>1</text:p>
          <text:p text:style-name="P17"><text:s/>2.3 Format<text:tab/>1</text:p>
          <text:p text:style-name="P16"><text:s/>3 (Text to be integrated)<text:tab/>1</text:p>
          <text:p text:style-name="P18"><text:s/>3.1.1 Well-known Event ID extensions<text:tab/>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32101200" text:id="ct32101200">
            <text:deletion>
              <office:change-info>
                <dc:creator>Bob Jacobsen</dc:creator>
                <dc:date>2010-10-08T17:22:00</dc:date>
              </office:change-info>
              <text:p text:style-name="MP1">NMRA Technical Note (number)</text:p>
            </text:deletion>
          </text:changed-region>
          <text:changed-region xml:id="ct31477024" text:id="ct31477024">
            <text:insertion>
              <office:change-info>
                <dc:creator>Bob Jacobsen</dc:creator>
                <dc:date>2010-10-08T17:22:00</dc:date>
              </office:change-info>
            </text:insertion>
          </text:changed-region>
        </text:tracked-changes>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32101200"/><text:change-start text:change-id="ct31477024"/>OpenLCB-CAN Praesent Gravida Standard or Technical Note<text:change-end text:change-id="ct31477024"/></text:p>
      </style:header>
      <style:footer>
        <text:tracked-changes>
          <text:changed-region xml:id="ct32120336" text:id="ct32120336">
            <text:deletion>
              <office:change-info>
                <dc:creator>Bob Jacobsen</dc:creator>
                <dc:date>2010-10-08T17:23:00</dc:date>
              </office:change-info>
              <text:p text:style-name="MP4"><text:span text:style-name="MT2">Title</text:span></text:p>
            </text:deletion>
          </text:changed-region>
          <text:changed-region xml:id="ct32163664" text:id="ct32163664">
            <text:insertion>
              <office:change-info>
                <dc:creator>Bob Jacobsen</dc:creator>
                <dc:date>2010-10-08T17:23:00</dc:date>
              </office:change-info>
            </text:insertion>
          </text:changed-region>
          <text:changed-region xml:id="ct32163856" text:id="ct32163856">
            <text:deletion>
              <office:change-info>
                <dc:creator>Bob Jacobsen</dc:creator>
                <dc:date>2010-10-08T17:23:00</dc:date>
              </office:change-info>
              <text:p text:style-name="MP4"><text:span text:style-name="MT3"><text:tab/></text:span></text:p>
            </text:deletion>
          </text:changed-region>
          <text:changed-region xml:id="ct32174784" text:id="ct32174784">
            <text:deletion>
              <office:change-info>
                <dc:creator>Bob Jacobsen</dc:creator>
                <dc:date>2013-02-06T22:35:00</dc:date>
              </office:change-info>
              <text:p text:style-name="MP4"><text:span text:style-name="Page_20_Number"><text:span text:style-name="MT3"><text:date style:data-style-name="N120" text:date-value="2015-02-07T02:46:59.250666629">2/7/2015</text:date></text:span></text:span></text:p>
            </text:deletion>
          </text:changed-region>
          <text:changed-region xml:id="ct32178304" text:id="ct32178304">
            <text:insertion>
              <office:change-info>
                <dc:creator>Bob Jacobsen</dc:creator>
                <dc:date>2013-02-06T22:35:00</dc:date>
              </office:change-info>
            </text:insertion>
          </text:changed-region>
        </text:tracked-changes>
        <text:p text:style-name="MP4"><text:change text:change-id="ct32120336"/><text:change-start text:change-id="ct32163664"/><text:span text:style-name="MT2">Copyright 2010, by J. Day, D. Harris, B. Jacobsen, and A. Shepherd</text:span><text:change-end text:change-id="ct32163664"/><text:change text:change-id="ct32163856"/><text:span text:style-name="MT3"><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change text:change-id="ct32174784"/><text:change-start text:change-id="ct32178304"/><text:span text:style-name="Page_20_Number"><text:span text:style-name="MT3"><text:date style:data-style-name="N75" text:date-value="2015-02-07T02:46:59.252240122">Feb 7, 2015</text:date></text:span></text:span><text:change-end text:change-id="ct32178304"/></text:p>
      </style:footer>
    </style:master-page>
    <style:master-page style:name="First_20_Page" style:display-name="First Page" style:page-layout-name="Mpm2" style:next-style-name="Standard">
      <style:header>
        <text:tracked-changes>
          <text:changed-region xml:id="ct32190064" text:id="ct32190064">
            <text:deletion>
              <office:change-info>
                <dc:creator>Bob Jacobsen</dc:creator>
                <dc:date>2010-10-07T21:46:00</dc:date>
              </office:change-info>
              <text:p text:style-name="MP7"><text:span text:style-name="MT4">NMRA TECHNICAL NOTES</text:span></text:p>
            </text:deletion>
          </text:changed-region>
          <text:changed-region xml:id="ct32187152" text:id="ct32187152">
            <text:insertion>
              <office:change-info>
                <dc:creator>Bob Jacobsen</dc:creator>
                <dc:date>2010-10-08T17:19:00</dc:date>
              </office:change-info>
            </text:insertion>
          </text:changed-region>
          <text:changed-region xml:id="ct32187872" text:id="ct32187872">
            <text:insertion>
              <office:change-info>
                <dc:creator>Bob Jacobsen</dc:creator>
                <dc:date>2010-10-08T21:55:00</dc:date>
              </office:change-info>
            </text:insertion>
          </text:changed-region>
          <text:changed-region xml:id="ct32192192" text:id="ct32192192">
            <text:deletion>
              <office:change-info>
                <dc:creator>Bob Jacobsen</dc:creator>
                <dc:date>2010-10-08T21:55:00</dc:date>
              </office:change-info>
              <text:p text:style-name="MP7">(title)</text:p>
            </text:deletion>
          </text:changed-region>
          <text:changed-region xml:id="ct32185792" text:id="ct32185792">
            <text:insertion>
              <office:change-info>
                <dc:creator>Bob Jacobsen</dc:creator>
                <dc:date>2010-10-08T21:55:00</dc:date>
              </office:change-info>
            </text:insertion>
          </text:changed-region>
          <text:changed-region xml:id="ct32194800" text:id="ct32194800">
            <text:insertion>
              <office:change-info>
                <dc:creator>Bob Jacobsen</dc:creator>
                <dc:date>2010-10-08T21:59:00</dc:date>
              </office:change-info>
            </text:insertion>
          </text:changed-region>
          <text:changed-region xml:id="ct32194304" text:id="ct32194304">
            <text:deletion>
              <office:change-info>
                <dc:creator>Bob Jacobsen</dc:creator>
                <dc:date>2010-10-08T17:19:00</dc:date>
              </office:change-info>
              <text:p text:style-name="MP7">(date)</text:p>
            </text:deletion>
          </text:changed-region>
          <text:changed-region xml:id="ct32200352" text:id="ct32200352">
            <text:insertion>
              <office:change-info>
                <dc:creator>Bob Jacobsen</dc:creator>
                <dc:date>2010-10-14T08:42:00</dc:date>
              </office:change-info>
            </text:insertion>
          </text:changed-region>
          <text:changed-region xml:id="ct32188240" text:id="ct32188240">
            <text:deletion>
              <office:change-info>
                <dc:creator>Bob Jacobsen</dc:creator>
                <dc:date>2010-10-07T21:47:00</dc:date>
              </office:change-info>
              <text:p text:style-name="MP7">(number)</text:p>
            </text:deletion>
          </text:changed-region>
          <text:changed-region xml:id="ct32200640" text:id="ct32200640">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32190064"/><text:change-start text:change-id="ct32187152"/>OpenLCB <text:change-end text:change-id="ct32187152"/><text:change-start text:change-id="ct32187872"/>Technical Note<text:change-end text:change-id="ct3218787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32192192"/><text:change-start text:change-id="ct32185792"/>OpenLCB Event <text:change-end text:change-id="ct32185792"/><text:change-start text:change-id="ct32194800"/>Identifiers<text:change-end text:change-id="ct32194800"/></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32194304"/><text:change-start text:change-id="ct32200352"/><text:date style:data-style-name="N75" text:date-value="2015-02-07T02:46:59.261925620">Feb 7, 2015</text:date><text:change-end text:change-id="ct32200352"/></text:p>
            </table:table-cell>
            <table:table-cell table:style-name="Table1.C1" office:value-type="string">
              <text:p text:style-name="MP7"><text:change text:change-id="ct32188240"/><text:change-start text:change-id="ct32200640"/>Preliminary<text:change-end text:change-id="ct32200640"/></text:p>
            </table:table-cell>
          </table:table-row>
        </table:table>
        <text:p text:style-name="Header"/>
      </style:header>
      <style:footer>
        <text:tracked-changes>
          <text:changed-region xml:id="ct32236880" text:id="ct32236880">
            <text:deletion>
              <office:change-info>
                <dc:creator>Bob Jacobsen</dc:creator>
                <dc:date>2011-07-23T20:08:00</dc:date>
              </office:change-info>
              <text:p text:style-name="MP8"><text:span text:style-name="MT5">Copyright 20</text:span></text:p>
            </text:deletion>
          </text:changed-region>
          <text:changed-region xml:id="ct32236688" text:id="ct32236688">
            <text:deletion>
              <office:change-info>
                <dc:creator>Bob Jacobsen</dc:creator>
                <dc:date>2010-10-07T21:47:00</dc:date>
              </office:change-info>
              <text:p text:style-name="MP8"><text:span text:style-name="MT5">90</text:span></text:p>
            </text:deletion>
          </text:changed-region>
          <text:changed-region xml:id="ct32188928" text:id="ct32188928">
            <text:deletion>
              <office:change-info>
                <dc:creator>Bob Jacobsen</dc:creator>
                <dc:date>2011-07-23T20:08:00</dc:date>
              </office:change-info>
              <text:p text:style-name="MP8"><text:span text:style-name="MT5">, by J. Day, D. Harris, B. Jacobsen, </text:span></text:p>
            </text:deletion>
          </text:changed-region>
          <text:changed-region xml:id="ct32184704" text:id="ct32184704">
            <text:deletion>
              <office:change-info>
                <dc:creator>Bob Jacobsen</dc:creator>
                <dc:date>2010-10-08T17:21:00</dc:date>
              </office:change-info>
              <text:p text:style-name="MP8"><text:span text:style-name="MT5">A. Robinson, </text:span></text:p>
            </text:deletion>
          </text:changed-region>
          <text:changed-region xml:id="ct32113232" text:id="ct32113232">
            <text:deletion>
              <office:change-info>
                <dc:creator>Bob Jacobsen</dc:creator>
                <dc:date>2011-07-23T20:08:00</dc:date>
              </office:change-info>
              <text:p text:style-name="MP8"><text:span text:style-name="MT5">and A. Shepherd</text:span></text:p>
            </text:deletion>
          </text:changed-region>
          <text:changed-region xml:id="ct32227696" text:id="ct32227696">
            <text:insertion>
              <office:change-info>
                <dc:creator>Bob Jacobsen</dc:creator>
                <dc:date>2011-07-23T20:08:00</dc:date>
              </office:change-info>
            </text:insertion>
          </text:changed-region>
          <text:changed-region xml:id="ct32213200" text:id="ct32213200">
            <text:deletion>
              <office:change-info>
                <dc:creator>Bob Jacobsen</dc:creator>
                <dc:date>2013-02-06T22:35:00</dc:date>
              </office:change-info>
              <text:p text:style-name="MP8"><text:span text:style-name="Page_20_Number"><text:span text:style-name="MT6"><text:date style:data-style-name="N120" text:date-value="2015-02-07T02:46:59.264553976">2/7/2015</text:date></text:span></text:span></text:p>
            </text:deletion>
          </text:changed-region>
          <text:changed-region xml:id="ct32217856" text:id="ct32217856">
            <text:insertion>
              <office:change-info>
                <dc:creator>Bob Jacobsen</dc:creator>
                <dc:date>2013-02-06T22:35:00</dc:date>
              </office:change-info>
            </text:insertion>
          </text:changed-region>
        </text:tracked-changes>
        <text:p text:style-name="MP8"><text:change text:change-id="ct32236880"/><text:change text:change-id="ct32236688"/><text:change text:change-id="ct32188928"/><text:change text:change-id="ct32184704"/><text:change text:change-id="ct32113232"/><text:change-start text:change-id="ct3222769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32227696"/><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change text:change-id="ct32213200"/><text:change-start text:change-id="ct32217856"/><text:span text:style-name="Page_20_Number"><text:span text:style-name="MT3"><text:date style:data-style-name="N75" text:date-value="2015-02-07T02:46:59.267333834">Feb 7, 2015</text:date></text:span></text:span><text:change-end text:change-id="ct3221785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Standard</dc:title>
    <meta:initial-creator>Alex Shepherd</meta:initial-creator>
    <meta:creation-date>2009-01-22T07:11:27</meta:creation-date>
    <meta:editing-cycles>65</meta:editing-cycles>
    <meta:editing-duration>PT13H1M31S</meta:editing-duration>
    <meta:generator>LibreOffice/4.2.7.2$Linux_X86_64 LibreOffice_project/420m0$Build-2</meta:generator>
    <dc:date>2015-02-07T02:46:59.157539694</dc:date>
    <dc:creator>Stuart Baker</dc:creator>
    <meta:keyword>OpenLCB Event Identifiers</meta:keyword>
    <meta:document-statistic meta:table-count="3" meta:image-count="1" meta:object-count="0" meta:page-count="4" meta:paragraph-count="86" meta:word-count="1362" meta:character-count="7984" meta:non-whitespace-character-count="6673"/>
    <meta:user-defined meta:name="Info 1"/>
    <meta:user-defined meta:name="Info 2"/>
    <meta:user-defined meta:name="Info 3"/>
    <meta:user-defined meta:name="Info 4"/>
  </office:meta>
</office:document-meta>
</file>